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5-06-1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5-06-1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4-07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3-08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1-07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20-07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9-11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9-06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8-06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7-06-1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6-06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5-07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4-07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4-06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3-05-0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2-06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1-08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0-10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10-05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9-12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9-08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9-05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8-12-1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8-09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8-06-1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8-03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7-08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7-06-07 0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7-04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7-02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7-01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6-10-26 0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6-08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6-06-06 0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6-04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6-02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12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10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08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06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04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4-12-2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4-10-2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06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3</text:p>
          </table:table-cell>
          <table:table-cell office:value-type="string" calcext:value-type="string">
            <text:p>21N 11E19BBBC3 (D-T3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